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140" calcext:value-type="float">
            <text:p>140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3" calcext:value-type="float">
            <text:p>223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236" calcext:value-type="float">
            <text:p>236</text:p>
          </table:table-cell>
          <table:table-cell office:value-type="float" office:value="138" calcext:value-type="float">
            <text:p>138</text:p>
          </table:table-cell>
          <table:table-cell office:value-type="float" office:value="214" calcext:value-type="float">
            <text:p>21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AB</text:p>
          </table:table-cell>
          <table:table-cell table:formula="of:=([.F2]*[.F7])" office:value-type="float" office:value="33578" calcext:value-type="float">
            <text:p>33578</text:p>
          </table:table-cell>
          <table:table-cell table:formula="of:=([.G2]*[.G7])" office:value-type="float" office:value="5285" calcext:value-type="float">
            <text:p>5285</text:p>
          </table:table-cell>
          <table:table-cell table:formula="of:=([.H2]*[.H7])" office:value-type="float" office:value="9882" calcext:value-type="float">
            <text:p>9882</text:p>
          </table:table-cell>
          <table:table-cell table:formula="of:=([.I2]*[.I7])" office:value-type="float" office:value="3315" calcext:value-type="float">
            <text:p>3315</text:p>
          </table:table-cell>
          <table:table-cell table:formula="of:=([.J2]*[.J7])" office:value-type="float" office:value="18509" calcext:value-type="float">
            <text:p>18509</text:p>
          </table:table-cell>
          <table:table-cell table:formula="of:=([.K2]*[.K7])" office:value-type="float" office:value="31730" calcext:value-type="float">
            <text:p>31730</text:p>
          </table:table-cell>
          <table:table-cell table:formula="of:=([.L2]*[.L7])" office:value-type="float" office:value="60009" calcext:value-type="float">
            <text:p>60009</text:p>
          </table:table-cell>
          <table:table-cell table:formula="of:=([.M2]*[.M7])" office:value-type="float" office:value="37800" calcext:value-type="float">
            <text:p>37800</text:p>
          </table:table-cell>
          <table:table-cell table:formula="of:=([.N2]*[.N7])" office:value-type="float" office:value="62748" calcext:value-type="float">
            <text:p>62748</text:p>
          </table:table-cell>
          <table:table-cell table:formula="of:=([.O2]*[.O7])" office:value-type="float" office:value="3630" calcext:value-type="float">
            <text:p>3630</text:p>
          </table:table-cell>
          <table:table-cell table:formula="of:=([.P2]*[.P7])" office:value-type="float" office:value="23968" calcext:value-type="float">
            <text:p>23968</text:p>
          </table:table-cell>
          <table:table-cell table:formula="of:=([.Q2]*[.Q7])" office:value-type="float" office:value="8364" calcext:value-type="float">
            <text:p>8364</text:p>
          </table:table-cell>
          <table:table-cell table:formula="of:=([.R2]*[.R7])" office:value-type="float" office:value="880" calcext:value-type="float">
            <text:p>880</text:p>
          </table:table-cell>
          <table:table-cell table:formula="of:=([.S2]*[.S7])" office:value-type="float" office:value="266" calcext:value-type="float">
            <text:p>266</text:p>
          </table:table-cell>
          <table:table-cell table:formula="of:=([.T2]*[.T7])" office:value-type="float" office:value="28659" calcext:value-type="float">
            <text:p>28659</text:p>
          </table:table-cell>
          <table:table-cell table:formula="of:=([.U2]*[.U7])" office:value-type="float" office:value="31640" calcext:value-type="float">
            <text:p>31640</text:p>
          </table:table-cell>
        </table:table-row>
        <table:table-row table:style-name="ro1">
          <table:table-cell table:number-columns-repeated="5"/>
          <table:table-cell table:formula="of:=([.F3]*[.F8])" office:value-type="float" office:value="9090" calcext:value-type="float">
            <text:p>9090</text:p>
          </table:table-cell>
          <table:table-cell table:formula="of:=([.G3]*[.G8])" office:value-type="float" office:value="3888" calcext:value-type="float">
            <text:p>3888</text:p>
          </table:table-cell>
          <table:table-cell table:formula="of:=([.H3]*[.H8])" office:value-type="float" office:value="9372" calcext:value-type="float">
            <text:p>9372</text:p>
          </table:table-cell>
          <table:table-cell table:formula="of:=([.I3]*[.I8])" office:value-type="float" office:value="4433" calcext:value-type="float">
            <text:p>4433</text:p>
          </table:table-cell>
          <table:table-cell table:formula="of:=([.J3]*[.J8])" office:value-type="float" office:value="16168" calcext:value-type="float">
            <text:p>16168</text:p>
          </table:table-cell>
          <table:table-cell table:formula="of:=([.K3]*[.K8])" office:value-type="float" office:value="1272" calcext:value-type="float">
            <text:p>1272</text:p>
          </table:table-cell>
          <table:table-cell table:formula="of:=([.L3]*[.L8])" office:value-type="float" office:value="10701" calcext:value-type="float">
            <text:p>10701</text:p>
          </table:table-cell>
          <table:table-cell table:formula="of:=([.M3]*[.M8])" office:value-type="float" office:value="8034" calcext:value-type="float">
            <text:p>8034</text:p>
          </table:table-cell>
          <table:table-cell table:formula="of:=([.N3]*[.N8])" office:value-type="float" office:value="34903" calcext:value-type="float">
            <text:p>34903</text:p>
          </table:table-cell>
          <table:table-cell table:formula="of:=([.O3]*[.O8])" office:value-type="float" office:value="920" calcext:value-type="float">
            <text:p>920</text:p>
          </table:table-cell>
          <table:table-cell table:formula="of:=([.P3]*[.P8])" office:value-type="float" office:value="37524" calcext:value-type="float">
            <text:p>37524</text:p>
          </table:table-cell>
          <table:table-cell table:formula="of:=([.Q3]*[.Q8])" office:value-type="float" office:value="28080" calcext:value-type="float">
            <text:p>28080</text:p>
          </table:table-cell>
          <table:table-cell table:formula="of:=([.R3]*[.R8])" office:value-type="float" office:value="19352" calcext:value-type="float">
            <text:p>19352</text:p>
          </table:table-cell>
          <table:table-cell table:formula="of:=([.S3]*[.S8])" office:value-type="float" office:value="17940" calcext:value-type="float">
            <text:p>17940</text:p>
          </table:table-cell>
          <table:table-cell table:formula="of:=([.T3]*[.T8])" office:value-type="float" office:value="25466" calcext:value-type="float">
            <text:p>25466</text:p>
          </table:table-cell>
          <table:table-cell table:formula="of:=([.U3]*[.U8])" office:value-type="float" office:value="21879" calcext:value-type="float">
            <text:p>21879</text:p>
          </table:table-cell>
        </table:table-row>
        <table:table-row table:style-name="ro1">
          <table:table-cell table:number-columns-repeated="5"/>
          <table:table-cell table:formula="of:=([.F4]*[.F9])" office:value-type="float" office:value="1242" calcext:value-type="float">
            <text:p>1242</text:p>
          </table:table-cell>
          <table:table-cell table:formula="of:=([.G4]*[.G9])" office:value-type="float" office:value="3213" calcext:value-type="float">
            <text:p>3213</text:p>
          </table:table-cell>
          <table:table-cell table:formula="of:=([.H4]*[.H9])" office:value-type="float" office:value="7326" calcext:value-type="float">
            <text:p>7326</text:p>
          </table:table-cell>
          <table:table-cell table:formula="of:=([.I4]*[.I9])" office:value-type="float" office:value="3318" calcext:value-type="float">
            <text:p>3318</text:p>
          </table:table-cell>
          <table:table-cell table:formula="of:=([.J4]*[.J9])" office:value-type="float" office:value="5280" calcext:value-type="float">
            <text:p>5280</text:p>
          </table:table-cell>
          <table:table-cell table:formula="of:=([.K4]*[.K9])" office:value-type="float" office:value="13420" calcext:value-type="float">
            <text:p>13420</text:p>
          </table:table-cell>
          <table:table-cell table:formula="of:=([.L4]*[.L9])" office:value-type="float" office:value="17384" calcext:value-type="float">
            <text:p>17384</text:p>
          </table:table-cell>
          <table:table-cell table:formula="of:=([.M4]*[.M9])" office:value-type="float" office:value="4756" calcext:value-type="float">
            <text:p>4756</text:p>
          </table:table-cell>
          <table:table-cell table:formula="of:=([.N4]*[.N9])" office:value-type="float" office:value="6588" calcext:value-type="float">
            <text:p>6588</text:p>
          </table:table-cell>
          <table:table-cell table:formula="of:=([.O4]*[.O9])" office:value-type="float" office:value="1278" calcext:value-type="float">
            <text:p>1278</text:p>
          </table:table-cell>
          <table:table-cell table:formula="of:=([.P4]*[.P9])" office:value-type="float" office:value="1152" calcext:value-type="float">
            <text:p>1152</text:p>
          </table:table-cell>
          <table:table-cell table:formula="of:=([.Q4]*[.Q9])" office:value-type="float" office:value="12358" calcext:value-type="float">
            <text:p>12358</text:p>
          </table:table-cell>
          <table:table-cell table:formula="of:=([.R4]*[.R9])" office:value-type="float" office:value="15288" calcext:value-type="float">
            <text:p>15288</text:p>
          </table:table-cell>
          <table:table-cell table:formula="of:=([.S4]*[.S9])" office:value-type="float" office:value="3834" calcext:value-type="float">
            <text:p>3834</text:p>
          </table:table-cell>
          <table:table-cell table:formula="of:=([.T4]*[.T9])" office:value-type="float" office:value="8996" calcext:value-type="float">
            <text:p>8996</text:p>
          </table:table-cell>
          <table:table-cell table:formula="of:=([.U4]*[.U9])" office:value-type="float" office:value="32929" calcext:value-type="float">
            <text:p>32929</text:p>
          </table:table-cell>
        </table:table-row>
        <table:table-row table:style-name="ro1">
          <table:table-cell table:number-columns-repeated="5"/>
          <table:table-cell table:formula="of:=([.F5]*[.F10])" office:value-type="float" office:value="7220" calcext:value-type="float">
            <text:p>7220</text:p>
          </table:table-cell>
          <table:table-cell table:formula="of:=([.G5]*[.G10])" office:value-type="float" office:value="14700" calcext:value-type="float">
            <text:p>14700</text:p>
          </table:table-cell>
          <table:table-cell table:formula="of:=([.H5]*[.H10])" office:value-type="float" office:value="12508" calcext:value-type="float">
            <text:p>12508</text:p>
          </table:table-cell>
          <table:table-cell table:formula="of:=([.I5]*[.I10])" office:value-type="float" office:value="24616" calcext:value-type="float">
            <text:p>24616</text:p>
          </table:table-cell>
          <table:table-cell table:formula="of:=([.J5]*[.J10])" office:value-type="float" office:value="29400" calcext:value-type="float">
            <text:p>29400</text:p>
          </table:table-cell>
          <table:table-cell table:formula="of:=([.K5]*[.K10])" office:value-type="float" office:value="14560" calcext:value-type="float">
            <text:p>14560</text:p>
          </table:table-cell>
          <table:table-cell table:formula="of:=([.L5]*[.L10])" office:value-type="float" office:value="47294" calcext:value-type="float">
            <text:p>47294</text:p>
          </table:table-cell>
          <table:table-cell table:formula="of:=([.M5]*[.M10])" office:value-type="float" office:value="11232" calcext:value-type="float">
            <text:p>11232</text:p>
          </table:table-cell>
          <table:table-cell table:formula="of:=([.N5]*[.N10])" office:value-type="float" office:value="2720" calcext:value-type="float">
            <text:p>2720</text:p>
          </table:table-cell>
          <table:table-cell table:formula="of:=([.O5]*[.O10])" office:value-type="float" office:value="450" calcext:value-type="float">
            <text:p>450</text:p>
          </table:table-cell>
          <table:table-cell table:formula="of:=([.P5]*[.P10])" office:value-type="float" office:value="6771" calcext:value-type="float">
            <text:p>6771</text:p>
          </table:table-cell>
          <table:table-cell table:formula="of:=([.Q5]*[.Q10])" office:value-type="float" office:value="32092" calcext:value-type="float">
            <text:p>32092</text:p>
          </table:table-cell>
          <table:table-cell table:formula="of:=([.R5]*[.R10])" office:value-type="float" office:value="26460" calcext:value-type="float">
            <text:p>26460</text:p>
          </table:table-cell>
          <table:table-cell table:formula="of:=([.S5]*[.S10])" office:value-type="float" office:value="12780" calcext:value-type="float">
            <text:p>12780</text:p>
          </table:table-cell>
          <table:table-cell table:formula="of:=([.T5]*[.T10])" office:value-type="float" office:value="17889" calcext:value-type="float">
            <text:p>17889</text:p>
          </table:table-cell>
          <table:table-cell table:formula="of:=([.U5]*[.U10])" office:value-type="float" office:value="13455" calcext:value-type="float">
            <text:p>1345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Producto Punto:</text:p>
          </table:table-cell>
          <table:table-cell table:formula="of:=SUM([.F12:.U15])" office:value-type="float" office:value="1021794" calcext:value-type="float">
            <text:p>1021794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Suma de A en hpc6</text:p>
          </table:table-cell>
          <table:table-cell table:formula="of:=SUM([.F2:.U5])" office:value-type="float" office:value="7780" calcext:value-type="float">
            <text:p>778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romedio de A</text:p>
          </table:table-cell>
          <table:table-cell table:formula="of:=([.F20]/64)" office:value-type="float" office:value="121.5625" calcext:value-type="float">
            <text:p>121.562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9:07:49.946455170</meta:creation-date>
    <dc:date>2018-09-24T00:14:20.126581586</dc:date>
    <meta:editing-duration>PT55M57S</meta:editing-duration>
    <meta:editing-cycles>1</meta:editing-cycles>
    <meta:document-statistic meta:table-count="1" meta:cell-count="201" meta:object-count="0"/>
    <meta:generator>LibreOffice/5.3.1.2$Linux_X86_64 LibreOffice_project/30m0$Build-2</meta:generator>
  </office:meta>
</office:document-meta>
</file>